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561cm" fo:min-width="2.02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6cm" fo:min-width="1.81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713cm" fo:min-width="1.72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219cm" fo:min-width="3.0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919cm" fo:min-width="2.6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363cm" fo:min-width="1.72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919cm" fo:min-width="3.4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348cm" fo:min-width="2.6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125cm" fo:min-width="1.6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834cm" fo:min-width="3.6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1.311cm" fo:min-width="1.6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526cm" fo:min-width="2.8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0.506cm" fo:min-width="2.7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6" svg:width="3.943cm" svg:height="0.715cm" svg:x="4.06cm" svg:y="1.177cm"><text:p><text:s text:c="6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15" svg:width="3.97cm" svg:height="0.742cm" svg:x="3.902cm" svg:y="2.817cm"><text:p>Take a Input Us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14" svg:width="3.229cm" svg:height="2.62cm" svg:x="4.373cm" svg:y="4.325cm"><text:p>I f n&lt;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" draw:name="Shape4" draw:style-name="gr13" svg:width="5.213cm" svg:height="2.594cm" svg:x="3.632cm" svg:y="8.4cm"><text:p><text:s/>print("Sorry, factorial </text:p><text:p>does not </text:p><text:p>exist for</text:p><text:p><text:s/>negative numbers"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5" draw:style-name="gr12" svg:width="3.387cm" svg:height="2.25cm" svg:x="11.543cm" svg:y="8.4cm"><text:p>If n==0: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" draw:name="Shape6" draw:style-name="gr11" svg:width="3.811cm" svg:height="1.906cm" svg:x="12.469cm" svg:y="12.765cm"><text:p>print("The factorial </text:p><text:p>of 0 is 1"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7" draw:style-name="gr10" svg:width="4.869cm" svg:height="1.297cm" svg:x="3.658cm" svg:y="13.4cm"><text:p>Calling Func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8" draw:style-name="gr9" svg:width="3.44cm" svg:height="2.726cm" svg:x="4.24cm" svg:y="16.655cm"><text:p>If n==1: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9" draw:style-name="gr8" svg:width="3.678cm" svg:height="1.297cm" svg:x="4.426cm" svg:y="20.809cm"><text:p>Return 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10" draw:style-name="gr7" svg:width="4.287cm" svg:height="1.721cm" svg:x="13.104cm" svg:y="19.327cm"><text:p>Return n*fact(n-1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11" draw:style-name="gr6" svg:width="2.435cm" svg:height="1.006cm" svg:x="4.32cm" svg:y="23.296cm"><text:p><text:s text:c="8"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Shape12" draw:style-name="gr1" draw:text-style-name="P1" svg:x1="5.987cm" svg:y1="1.891cm" svg:x2="5.828cm" svg:y2="2.817cm"><text:p/></draw:line><draw:line text:anchor-type="paragraph" draw:z-index="12" draw:name="Shape13" draw:style-name="gr1" draw:text-style-name="P1" svg:x1="6.04cm" svg:y1="3.558cm" svg:x2="6.04cm" svg:y2="4.458cm"><text:p/></draw:line><draw:line text:anchor-type="paragraph" draw:z-index="13" draw:name="Shape14" draw:style-name="gr4" draw:text-style-name="P1" svg:x1="6.066cm" svg:y1="6.944cm" svg:x2="6.092cm" svg:y2="8.399cm"><text:p text:style-name="P1">yes</text:p></draw:line><draw:line text:anchor-type="paragraph" draw:z-index="14" draw:name="Shape15" draw:style-name="gr4" draw:text-style-name="P1" svg:x1="7.601cm" svg:y1="5.674cm" svg:x2="11.623cm" svg:y2="5.833cm"><text:p text:style-name="P1">No</text:p></draw:line><draw:line text:anchor-type="paragraph" draw:z-index="15" draw:name="Shape16" draw:style-name="gr5" draw:text-style-name="P1" svg:x1="11.622cm" svg:y1="5.833cm" svg:x2="13.21cm" svg:y2="8.399cm"><text:p/></draw:line><draw:line text:anchor-type="paragraph" draw:z-index="16" draw:name="Shape17" draw:style-name="gr1" draw:text-style-name="P1" svg:x1="13.342cm" svg:y1="10.649cm" svg:x2="14.109cm" svg:y2="12.766cm"><text:p/></draw:line><draw:line text:anchor-type="paragraph" draw:z-index="17" draw:name="Shape18" draw:style-name="gr1" draw:text-style-name="P1" svg:x1="6.251cm" svg:y1="10.993cm" svg:x2="6.251cm" svg:y2="12.21cm"><text:p/></draw:line><draw:line text:anchor-type="paragraph" draw:z-index="18" draw:name="Shape19" draw:style-name="gr1" draw:text-style-name="P1" svg:x1="6.066cm" svg:y1="14.697cm" svg:x2="6.013cm" svg:y2="16.787cm"><text:p/></draw:line><draw:line text:anchor-type="paragraph" draw:z-index="19" draw:name="Shape20" draw:style-name="gr4" draw:text-style-name="P1" svg:x1="6.013cm" svg:y1="19.38cm" svg:x2="6.198cm" svg:y2="20.809cm"><text:p text:style-name="P1">yes</text:p></draw:line><draw:line text:anchor-type="paragraph" draw:z-index="20" draw:name="Shape21" draw:style-name="gr4" draw:text-style-name="P1" svg:x1="7.68cm" svg:y1="18.057cm" svg:x2="13.527cm" svg:y2="19.697cm"><text:p text:style-name="P1">no</text:p></draw:line><draw:line text:anchor-type="paragraph" draw:z-index="21" draw:name="Shape22" draw:style-name="gr1" draw:text-style-name="P1" svg:x1="5.775cm" svg:y1="22.105cm" svg:x2="5.696cm" svg:y2="23.296cm"><text:p/></draw:line><draw:line text:anchor-type="paragraph" draw:z-index="22" draw:name="Shape23" draw:style-name="gr1" draw:text-style-name="P1" svg:x1="14.744cm" svg:y1="21.047cm" svg:x2="6.754cm" svg:y2="23.825cm"><text:p/></draw:line><draw:custom-shape text:anchor-type="paragraph" draw:z-index="23" draw:name="Shape24_0" draw:style-name="gr3" svg:width="2.567cm" svg:height="0.847cm" svg:x="4.981cm" svg:y="12.13cm"><text:p><text:s text:c="4"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25" draw:style-name="gr2" svg:width="2.858cm" svg:height="0.795cm" svg:x="13.792cm" svg:y="16.073cm"><text:p><text:s text:c="4"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" draw:name="Shape26" draw:style-name="gr1" draw:text-style-name="P1" svg:x1="14.691cm" svg:y1="14.67cm" svg:x2="15.114cm" svg:y2="16.072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9:52:51.474074602</meta:creation-date>
    <dc:date>2021-03-07T20:11:31.338291039</dc:date>
    <meta:editing-duration>PT7M5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